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00000000A0000000BA8B841C0CD7AEEFF.gif" manifest:media-type="image/gif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1" svg:font-family="'DejaVu Sans Mono', 'Droid Sans Mono', 'Courier New', monospace, 'Droid Sans Fallback'"/>
    <style:font-face style:name="Verdana1" svg:font-family="Verdana, Arial"/>
    <style:font-face style:name="Verdana" svg:font-family="Verdana, Arial, Helvetica, sans-serif"/>
    <style:font-face style:name="inherit" svg:font-family="inherit"/>
    <style:font-face style:name="DejaVu Sans Mono2" svg:font-family="'DejaVu Sans Mono', 'Droid Sans Mono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1" svg:font-family="'Liberation Serif'" style:font-pitch="variable"/>
    <style:font-face style:name="Verdana2" svg:font-family="Verdana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Table1" style:family="table">
      <style:table-properties style:width="6.925in" style:rel-width="100%" table:align="center" fo:background-color="#ffffff">
        <style:background-image/>
      </style:table-properties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style:vertical-align="middle" fo:background-color="#354f81" fo:padding="0in" fo:border="none">
        <style:background-image/>
      </style:table-cell-properties>
    </style:style>
    <style:style style:name="P1" style:family="paragraph" style:parent-style-name="Standard">
      <style:paragraph-properties fo:margin-left="0in" fo:margin-right="0in" fo:orphans="2" fo:widows="2" fo:text-indent="0in" style:auto-text-indent="false"/>
      <style:text-properties fo:font-size="12pt" style:font-size-asian="12pt" style:font-size-complex="12pt"/>
    </style:style>
    <style:style style:name="P2" style:family="paragraph" style:parent-style-name="Text_20_body">
      <style:paragraph-properties fo:margin-left="0in" fo:margin-right="0in" fo:orphans="2" fo:widows="2" fo:text-indent="0in" style:auto-text-indent="false"/>
      <style:text-properties officeooo:paragraph-rsid="00187466"/>
    </style:style>
    <style:style style:name="P3" style:family="paragraph" style:parent-style-name="Text_20_body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  <style:text-properties fo:font-variant="normal" fo:text-transform="none" fo:color="#242729" style:font-name="Arial" fo:font-size="12pt" fo:letter-spacing="normal" fo:font-style="normal" fo:font-weight="normal" style:font-size-asian="12pt" style:font-size-complex="12pt"/>
    </style:style>
    <style:style style:name="P4" style:family="paragraph" style:parent-style-name="Preformatted_20_Text">
      <style:paragraph-properties fo:margin-left="0in" fo:margin-right="0in" fo:margin-top="0in" fo:margin-bottom="0in" loext:contextual-spacing="false" fo:text-align="start" style:justify-single-word="false" fo:orphans="2" fo:widows="2" fo:text-indent="0in" style:auto-text-indent="false" fo:padding="0in" fo:border="none"/>
    </style:style>
    <style:style style:name="P5" style:family="paragraph" style:parent-style-name="Table_20_Contents">
      <style:text-properties fo:color="#ffffff" fo:font-size="12pt" style:font-size-asian="12pt" style:font-size-complex="12pt"/>
    </style:style>
    <style:style style:name="P6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style:font-size-asian="12pt" style:font-size-complex="12pt"/>
    </style:style>
    <style:style style:name="P7" style:family="paragraph" style:parent-style-name="Standard">
      <style:paragraph-properties fo:margin-left="0in" fo:margin-right="0in" fo:orphans="2" fo:widows="2" fo:text-indent="0in" style:auto-text-indent="false"/>
      <style:text-properties fo:font-variant="normal" fo:text-transform="none" fo:color="#000000" style:font-name="Verdana" fo:font-size="12pt" fo:letter-spacing="normal" fo:font-style="normal" fo:font-weight="normal" officeooo:rsid="00187466" officeooo:paragraph-rsid="00187466" style:font-size-asian="12pt" style:font-size-complex="12pt"/>
    </style:style>
    <style:style style:name="P8" style:family="paragraph" style:parent-style-name="Standard">
      <style:paragraph-properties fo:break-before="page"/>
      <style:text-properties officeooo:rsid="001c227a" officeooo:paragraph-rsid="001ade14"/>
    </style:style>
    <style:style style:name="P9" style:family="paragraph" style:parent-style-name="Standard">
      <style:text-properties fo:color="#939293" style:font-name="DejaVu Sans Mono1" fo:font-size="4.30000019073486pt" fo:font-weight="normal" officeooo:rsid="001c227a" officeooo:paragraph-rsid="001ade14"/>
    </style:style>
    <style:style style:name="P10" style:family="paragraph" style:parent-style-name="Standard">
      <style:text-properties style:text-underline-style="none" officeooo:rsid="001c227a" officeooo:paragraph-rsid="001ade14"/>
    </style:style>
    <style:style style:name="P11" style:family="paragraph" style:parent-style-name="Standard">
      <style:text-properties officeooo:paragraph-rsid="001ade14"/>
    </style:style>
    <style:style style:name="P12" style:family="paragraph" style:parent-style-name="Text_20_body">
      <style:text-properties officeooo:paragraph-rsid="00187466"/>
    </style:style>
    <style:style style:name="P13" style:family="paragraph">
      <style:paragraph-properties fo:margin-left="0in" fo:margin-right="0in" fo:text-indent="0in"/>
    </style:style>
    <style:style style:name="P14" style:family="paragraph">
      <loext:graphic-properties draw:fill="none" draw:fill-color="#ffffff"/>
      <style:paragraph-properties fo:margin-left="0in" fo:margin-right="0in" fo:text-indent="0in"/>
      <style:text-properties fo:font-size="12pt"/>
    </style:style>
    <style:style style:name="P15" style:family="paragraph">
      <loext:graphic-properties draw:fill-color="#e6e6e6"/>
      <style:paragraph-properties fo:text-align="center"/>
    </style:style>
    <style:style style:name="P16" style:family="paragraph">
      <loext:graphic-properties draw:fill-color="#2a2a2e"/>
      <style:paragraph-properties fo:text-align="center"/>
    </style:style>
    <style:style style:name="P17" style:family="paragraph">
      <style:paragraph-properties style:line-height-at-least="0.098in"/>
    </style:style>
    <style:style style:name="P18" style:family="paragraph">
      <loext:graphic-properties draw:fill="none" draw:fill-color="#ffffff"/>
      <style:text-properties fo:font-size="12pt"/>
    </style:style>
    <style:style style:name="T1" style:family="text">
      <style:text-properties fo:font-variant="normal" fo:text-transform="none" fo:color="#303336" fo:letter-spacing="normal" fo:font-style="normal" fo:font-weight="normal" fo:background-color="#eff0f1" loext:char-shading-value="0" loext:padding="0in" loext:border="none"/>
    </style:style>
    <style:style style:name="T2" style:family="text">
      <style:text-properties fo:font-variant="normal" fo:text-transform="none" fo:color="#000000" style:font-name="Verdana" fo:letter-spacing="normal" fo:font-style="normal" fo:font-weight="normal"/>
    </style:style>
    <style:style style:name="T3" style:family="text">
      <style:text-properties fo:font-variant="normal" fo:text-transform="none" fo:color="#000000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fo:font-size="12pt" fo:letter-spacing="normal" fo:font-style="normal" fo:font-weight="normal" fo:background-color="#ffff00" loext:char-shading-value="0" style:font-size-asian="12pt" style:font-size-complex="12pt"/>
    </style:style>
    <style:style style:name="T5" style:family="text">
      <style:text-properties fo:font-variant="normal" fo:text-transform="none" fo:color="#242729" style:font-name="Consolas" fo:font-size="12pt" fo:letter-spacing="normal" fo:font-style="normal" fo:font-weight="normal" officeooo:rsid="00187466" fo:background-color="#eff0f1" loext:char-shading-value="0" style:font-size-asian="12pt" style:font-size-complex="12pt" loext:padding="0in" loext:border="none"/>
    </style:style>
    <style:style style:name="T6" style:family="text">
      <style:text-properties fo:font-variant="normal" fo:text-transform="none" fo:color="#242729" style:font-name="Arial" fo:font-size="12pt" fo:letter-spacing="normal" fo:font-style="normal" fo:font-weight="normal" officeooo:rsid="00187466" style:font-size-asian="12pt" style:font-size-complex="12pt"/>
    </style:style>
    <style:style style:name="T7" style:family="text">
      <style:text-properties fo:font-variant="normal" fo:text-transform="none" fo:color="#242729" fo:font-size="12pt" fo:letter-spacing="normal" fo:font-style="normal" fo:font-weight="normal" fo:background-color="#eff0f1" loext:char-shading-value="0" style:font-size-asian="12pt" style:font-size-complex="12pt" loext:padding="0in" loext:border="none"/>
    </style:style>
    <style:style style:name="T8" style:family="text">
      <style:text-properties fo:font-variant="normal" fo:text-transform="none" fo:color="#005999" style:text-line-through-style="none" style:text-line-through-type="none" style:font-name="inherit" fo:font-size="12pt" fo:letter-spacing="normal" fo:font-style="normal" style:text-underline-style="none" fo:font-weight="normal" officeooo:rsid="00187466" style:text-blinking="false" style:font-size-asian="12pt" style:font-size-complex="12pt" loext:padding="0in" loext:border="none"/>
    </style:style>
    <style:style style:name="T9" style:family="text">
      <style:text-properties fo:font-weight="normal"/>
    </style:style>
    <style:style style:name="T10" style:family="text">
      <style:text-properties fo:font-size="12pt" style:font-size-asian="12pt" style:font-size-complex="12pt"/>
    </style:style>
    <style:style style:name="T11" style:family="text">
      <style:text-properties fo:font-size="10pt" style:font-size-asian="10pt" style:font-size-complex="10pt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color="#000000" style:font-name="Verdana1" fo:font-size="15pt" style:font-size-asian="15pt" style:font-size-complex="15pt"/>
    </style:style>
    <style:style style:name="T14" style:family="text">
      <style:text-properties fo:color="#000000" style:font-name="Verdana1" fo:font-size="12pt"/>
    </style:style>
    <style:style style:name="T15" style:family="text">
      <style:text-properties fo:color="#000000" fo:font-size="12pt"/>
    </style:style>
    <style:style style:name="T16" style:family="text">
      <style:text-properties fo:color="#fcfcfa" fo:font-size="10pt" style:font-size-asian="10pt" style:font-size-complex="10pt"/>
    </style:style>
    <style:style style:name="T17" style:family="text">
      <style:text-properties fo:color="#fcfcfa" style:font-name="DejaVu Sans Mono2" fo:font-size="10pt" style:font-size-asian="10pt" style:font-size-complex="10pt"/>
    </style:style>
    <style:style style:name="T18" style:family="text">
      <style:text-properties fo:color="#ff6188" style:font-name="DejaVu Sans Mono2" fo:font-size="10pt" style:font-size-asian="10pt" style:font-size-complex="10pt"/>
    </style:style>
    <style:style style:name="T19" style:family="text">
      <style:text-properties fo:color="#78dce8" style:font-name="DejaVu Sans Mono2" fo:font-size="10pt" fo:font-style="italic" style:font-size-asian="10pt" style:font-style-asian="italic" style:font-size-complex="10pt" style:font-style-complex="italic"/>
    </style:style>
    <style:style style:name="T20" style:family="text">
      <style:text-properties fo:color="#939293" style:font-name="DejaVu Sans Mono2" fo:font-size="10pt" style:font-size-asian="10pt" style:font-size-complex="10pt"/>
    </style:style>
    <style:style style:name="T21" style:family="text">
      <style:text-properties fo:color="#ff6188" style:font-name="DejaVu Sans Mono2" fo:font-size="10pt" fo:font-style="italic" style:font-size-asian="10pt" style:font-style-asian="italic" style:font-size-complex="10pt" style:font-style-complex="italic"/>
    </style:style>
    <style:style style:name="T22" style:family="text">
      <style:text-properties fo:color="#a9dc76" style:font-name="DejaVu Sans Mono2" fo:font-size="10pt" style:font-size-asian="10pt" style:font-size-complex="10pt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5.4264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-color="#e6e6e6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fill-color="#2a2a2e" draw:textarea-horizontal-align="center" draw:textarea-vertical-align="middle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2.58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post4670205"/></text:p>
      <table:table table:name="Table1" table:style-name="Table1">
        <table:table-column table:style-name="Table1.A"/>
        <table:table-row>
          <table:table-cell table:style-name="Table1.A1" office:value-type="string">
            <text:p text:style-name="P5"><text:bookmark text:name="post46702051"/><draw:frame draw:style-name="fr1" draw:name="Image1" text:anchor-type="as-char" svg:width="0.0429in" svg:height="0.0472in" draw:z-index="0"><draw:image xlink:href="Pictures/100002000000000A0000000BA8B841C0CD7AEEFF.gif" xlink:type="simple" xlink:show="embed" xlink:actuate="onLoad"/><svg:title>Old</svg:title></draw:frame> <text:span text:style-name="T9">05-04-2012, 06:22 AM</text:span></text:p>
          </table:table-cell>
        </table:table-row>
      </table:table>
      <text:p text:style-name="P1"><draw:frame text:anchor-type="paragraph" draw:z-index="1" draw:name="Shape1" draw:style-name="gr1" draw:text-style-name="P14" svg:width="2.1567in" svg:height="5.4268in" svg:x="-0.0618in" svg:y="0.0071in"><draw:text-box><text:p text:style-name="P13"><text:span text:style-name="T13">it_tyyppi</text:span></text:p><text:p text:style-name="P13"><text:span text:style-name="T14">LQ Newbie</text:span></text:p><text:p text:style-name="P13"><text:span text:style-name="T15"/></text:p><text:p><text:span text:style-name="T14">Registered: May 2012</text:span></text:p><text:p><text:span text:style-name="T14">Posts: 7</text:span></text:p></draw:text-box></draw:frame><draw:rect text:anchor-type="paragraph" draw:z-index="2" draw:name="Shape2" draw:style-name="gr2" draw:text-style-name="P15" svg:width="5.3831in" svg:height="3.0031in" svg:x="2.0945in" svg:y="1.9398in"><text:p/></draw:rect><text:span text:style-name="T2">I figured it out myself but still thinking that there has to be a simpler way to do this (e.g. terminal that supports colored text with Linux clipboard, clipboard tweaks etc.).<text:line-break/><text:line-break/>To redirect stdout to multiple places I can use the tee command.<text:line-break/>The </text:span><text:span text:style-name="CODE"><text:span text:style-name="T4">aha</text:span></text:span><text:span text:style-name="T2"> (Ansi HTML Adapter) command was available in Ubuntu's default repository.<text:line-break/><text:line-break/>So here's what I did:<text:line-break/></text:span><text:span text:style-name="CODE"><text:span text:style-name="T3">#install aha<text:line-break/>sudo apt-get install aha<text:line-break/><text:line-break/>#access server with ssh, redirect output to both terminal and aha<text:line-break/>#aha creates outfile.html that includes the syntax highlighting<text:line-break/>ssh username@server | tee &gt;(aha &gt; outfile.html)<text:line-break/>#--run router commands here<text:line-break/>#--e.g. "export compact" in RouterOS outputs current configuration<text:line-break/>#--quit ssh session<text:line-break/><text:line-break/>#open outfile.html in Firefox<text:line-break/>firefox outfile.html &amp;</text:span></text:span><text:span text:style-name="T2"><text:line-break/><text:line-break/>I can now copy the colored output from firefox to LibreOffice writer via Ubuntu 12.04 clipboard.</text:span></text:p>
      <text:p text:style-name="Standard"><text:span text:style-name="T11">^ Source: </text:span><text:a xlink:type="simple" xlink:href="http://www.linuxquestions.org/questions/linux-desktop-74/preserve-colors-when-copy-pasting-from-terminal-943213/" text:style-name="Internet_20_link" text:visited-style-name="Visited_20_Internet_20_Link"><text:span text:style-name="T11">http://www.linuxquestions.org/questions/linux-desktop-74/preserve-colors-when-copy-pasting-from-terminal-943213/</text:span></text:a></text:p>
      <text:p text:style-name="P7"/>
      <text:p text:style-name="P7"/>
      <text:p text:style-name="P7"/>
      <text:p text:style-name="P2"><text:span text:style-name="CODE"><text:span text:style-name="T7">aha</text:span></text:span><text:span text:style-name="Source_20_Text"><text:span text:style-name="T5"> </text:span></text:span><text:span text:style-name="T6">is a C-language program, available in an Ubuntu package, at </text:span><text:a xlink:type="simple" xlink:href="http://ziz.delphigl.com/tool_aha.php" text:style-name="Internet_20_link" text:visited-style-name="Visited_20_Internet_20_Link">http://ziz.delphigl.com/tool_aha.php</text:a><text:span text:style-name="T8"> </text:span><text:span text:style-name="T6">or on github </text:span><text:a xlink:type="simple" xlink:href="https://github.com/theZiz/aha" text:style-name="Internet_20_link" text:visited-style-name="Visited_20_Internet_20_Link"><text:span text:style-name="T8">https://github.com/theZiz/aha</text:span></text:a><text:span text:style-name="T6">, that takes an input with terminal colors by pipe or file and puts a (w3c conform) HTML-File in stdout. Example:</text:span></text:p>
      <text:p text:style-name="P4"><text:span text:style-name="CODE"><text:span text:style-name="T1">ls --color=always | aha &gt; ls-output.htm</text:span></text:span></text:p>
      <text:p text:style-name="P3">or</text:p>
      <text:p text:style-name="P4"><text:span text:style-name="CODE"><text:span text:style-name="T1">ls --color=always | aha --black &gt; ls-output.htm</text:span></text:span></text:p>
      <text:p text:style-name="P3">for a terminal-like look with black background.</text:p>
      <text:p text:style-name="P12"><text:span text:style-name="T10"><text:line-break/></text:span><text:span text:style-name="T11">^ Source: </text:span><text:a xlink:type="simple" xlink:href="https://stackoverflow.com/questions/245121/a-library-to-convert-ansi-escapes-terminal-formatting-color-codes-to-html" text:style-name="Internet_20_link" text:visited-style-name="Visited_20_Internet_20_Link"><text:span text:style-name="T11">https://stackoverflow.com/questions/245121/a-library-to-convert-ansi-escapes-terminal-formatting-color-codes-to-html</text:span></text:a></text:p>
      <text:p text:style-name="P8">You can copy code with colors out of the editor <text:span text:style-name="T12">vs code</text:span></text:p>
      <text:p text:style-name="P10">+ background color doesn’t work right. (can’t set custom colors on paragraph settings)<text:line-break/><text:tab/>Pick using gpick, and the set using a rectangle shape</text:p>
      <text:p text:style-name="P10"><text:tab/>Set position of the rectangle to “background”<text:line-break/><text:tab/>Put the text on top using a text box</text:p>
      <text:p text:style-name="P10">+ Can’t paste formatted text into a text box</text:p>
      <text:p text:style-name="P10"><text:tab/>Paste into main part of document first, and then copy over</text:p>
      <text:p text:style-name="P10"/>
      <text:p text:style-name="P10">Example of final result:</text:p>
      <text:p text:style-name="P11"><draw:rect text:anchor-type="paragraph" draw:z-index="3" draw:name="Shape1" draw:style-name="gr3" draw:text-style-name="P16" svg:width="7.674in" svg:height="3.0024in" svg:x="-0.0063in" svg:y="0.1772in"><text:p/></draw:rect></text:p>
      <text:p text:style-name="P9"/>
      <text:p text:style-name="P9"><draw:frame text:anchor-type="paragraph" draw:z-index="4" draw:name="Shape2" draw:style-name="gr4" draw:text-style-name="P18" svg:width="6.4516in" svg:height="2.5898in" svg:x="0.0193in" svg:y="0.0016in"><draw:text-box><text:p><text:span text:style-name="T16">      </text:span><text:span text:style-name="T17">ofParameter</text:span><text:span text:style-name="T18">&lt;</text:span><text:span text:style-name="T17">ofColor_</text:span><text:span text:style-name="T18">&lt;</text:span><text:span text:style-name="T19">unsigned</text:span><text:span text:style-name="T17"> </text:span><text:span text:style-name="T19">char</text:span><text:span text:style-name="T18">&gt;&gt;</text:span><text:span text:style-name="T17"> mColorPicker_Parameter</text:span><text:span text:style-name="T20">;</text:span></text:p><text:p><text:span text:style-name="T20"/></text:p><text:p><text:span text:style-name="T20"/></text:p><text:p><text:span text:style-name="T21"><text:s text:c="3"/></text:span><text:span text:style-name="T21">virtual</text:span><text:span text:style-name="T17"> </text:span><text:span text:style-name="T19">void</text:span><text:span text:style-name="T17"> </text:span><text:span text:style-name="T22">keyPressed</text:span><text:span text:style-name="T20">(</text:span><text:span text:style-name="T19">int</text:span><text:span text:style-name="T17"> key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keyReleased</text:span><text:span text:style-name="T20">(</text:span><text:span text:style-name="T19">int</text:span><text:span text:style-name="T17"> key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Mov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 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Dragg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,</text:span><text:span text:style-name="T17"> </text:span><text:span text:style-name="T19">int</text:span><text:span text:style-name="T17"> button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Press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,</text:span><text:span text:style-name="T17"> </text:span><text:span text:style-name="T19">int</text:span><text:span text:style-name="T17"> button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Releas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,</text:span><text:span text:style-name="T17"> </text:span><text:span text:style-name="T19">int</text:span><text:span text:style-name="T17"> button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Enter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Exit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mouseScrolled</text:span><text:span text:style-name="T20">(</text:span><text:span text:style-name="T19">int</text:span><text:span text:style-name="T17"> x</text:span><text:span text:style-name="T20">,</text:span><text:span text:style-name="T17"> </text:span><text:span text:style-name="T19">int</text:span><text:span text:style-name="T17"> y</text:span><text:span text:style-name="T20">,</text:span><text:span text:style-name="T17"> </text:span><text:span text:style-name="T19">float</text:span><text:span text:style-name="T17"> scrollX</text:span><text:span text:style-name="T20">,</text:span><text:span text:style-name="T17"> </text:span><text:span text:style-name="T19">float</text:span><text:span text:style-name="T17"> scrollY 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windowResized</text:span><text:span text:style-name="T20">(</text:span><text:span text:style-name="T19">int</text:span><text:span text:style-name="T17"> w</text:span><text:span text:style-name="T20">,</text:span><text:span text:style-name="T17"> </text:span><text:span text:style-name="T19">int</text:span><text:span text:style-name="T17"> h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dragEvent</text:span><text:span text:style-name="T20">(</text:span><text:span text:style-name="T17">ofDragInfo dragInfo</text:span><text:span text:style-name="T20">);</text:span></text:p><text:p text:style-name="P17"><text:span text:style-name="T16">      </text:span><text:span text:style-name="T21">virtual</text:span><text:span text:style-name="T17"> </text:span><text:span text:style-name="T19">void</text:span><text:span text:style-name="T17"> </text:span><text:span text:style-name="T22">gotMessage</text:span><text:span text:style-name="T20">(</text:span><text:span text:style-name="T17">ofMessage msg</text:span><text:span text:style-name="T20">);</text:span></text:p></draw:text-box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pan text:style-name="T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, 'Helvetica Neue', Helvetica, sans-serif"/>
    <style:font-face style:name="Consolas" svg:font-family="Consolas, Menlo, Monaco, 'Lucida Console', 'Liberation Mono', 'DejaVu Sans Mono', 'Bitstream Vera Sans Mono', 'Courier New', monospace, sans-serif"/>
    <style:font-face style:name="DejaVu Sans Mono1" svg:font-family="'DejaVu Sans Mono', 'Droid Sans Mono', 'Courier New', monospace, 'Droid Sans Fallback'"/>
    <style:font-face style:name="Verdana1" svg:font-family="Verdana, Arial"/>
    <style:font-face style:name="Verdana" svg:font-family="Verdana, Arial, Helvetica, sans-serif"/>
    <style:font-face style:name="inherit" svg:font-family="inherit"/>
    <style:font-face style:name="DejaVu Sans Mono2" svg:font-family="'DejaVu Sans Mono', 'Droid Sans Mono'" style:font-family-generic="swiss"/>
    <style:font-face style:name="FreeSans1" svg:font-family="FreeSans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Noto Sans Mono CJK JP Regular" svg:font-family="'Noto Sans Mono CJK JP Regular'" style:font-family-generic="modern" style:font-pitch="fixed"/>
    <style:font-face style:name="Liberation Serif1" svg:font-family="'Liberation Serif'" style:font-pitch="variable"/>
    <style:font-face style:name="Verdana2" svg:font-family="Verdana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TakaoPGothic" style:font-size-asian="10.5pt" style:language-asian="ja" style:country-asian="JP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TakaoPGothic" style:font-family-asian="TakaoPGothic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JP Regular" style:font-family-asian="'Noto Sans Mono CJK JP Regular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JP Regular" style:font-family-asian="'Noto Sans Mono CJK JP Regular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CODE" style:family="text">
      <style:text-properties style:font-name="DejaVu Sans Mono" fo:font-family="'DejaVu Sans Mono'" style:font-family-generic="modern" style:font-pitch="fixed" fo:font-size="10pt" officeooo:rsid="001950cc" style:font-size-asian="10pt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son Ko</meta:initial-creator>
    <meta:creation-date>2017-07-29T13:27:52.890805665</meta:creation-date>
    <dc:date>2018-01-13T18:36:13.772389424</dc:date>
    <dc:creator>Jason Ko</dc:creator>
    <meta:editing-duration>PT7M39S</meta:editing-duration>
    <meta:editing-cycles>4</meta:editing-cycles>
    <meta:generator>LibreOffice/5.1.6.2$Linux_X86_64 LibreOffice_project/10m0$Build-2</meta:generator>
    <meta:document-statistic meta:table-count="1" meta:image-count="1" meta:object-count="0" meta:page-count="2" meta:paragraph-count="15" meta:word-count="277" meta:character-count="1899" meta:non-whitespace-character-count="1632"/>
  </office:meta>
</office:document-meta>
</file>